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376cm"/>
      <style:text-properties fo:color="#000000" fo:font-size="9pt" style:font-size-asian="9pt" style:font-size-complex="9pt"/>
    </style:style>
    <style:style style:name="P2" style:family="paragraph" style:parent-style-name="Standard">
      <style:paragraph-properties fo:line-height="0.728cm">
        <style:tab-stops/>
      </style:paragraph-properties>
      <style:text-properties fo:color="#000000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776cm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0.587cm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line-height="0.494cm"/>
      <style:text-properties fo:color="#000000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446cm"/>
      <style:text-properties fo:color="#000000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61cm"/>
      <style:text-properties fo:color="#000000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494cm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line-height="0.494cm" fo:text-align="start" style:justify-single-word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10" style:family="paragraph" style:parent-style-name="Standard">
      <style:paragraph-properties fo:line-height="0.587cm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line-height="0.658cm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fo:line-height="0.517cm" fo:text-align="start" style:justify-single-word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fo:line-height="0.376cm"/>
      <style:text-properties fo:color="#000000" style:font-name="helvetica" fo:font-size="9pt" style:font-name-asian="helvetica" style:font-size-asian="9pt" style:font-name-complex="helvetica" style:font-size-complex="9pt"/>
    </style:style>
    <style:style style:name="P14" style:family="paragraph" style:parent-style-name="Standard">
      <style:paragraph-properties fo:line-height="0.399cm"/>
      <style:text-properties fo:color="#000000" style:font-name="helvetica" fo:font-size="8pt" style:font-name-asian="helvetica" style:font-size-asian="8pt" style:font-name-complex="helvetica" style:font-size-complex="8pt"/>
    </style:style>
    <style:style style:name="P15" style:family="paragraph" style:parent-style-name="Standard">
      <style:paragraph-properties fo:line-height="0.54cm">
        <style:tab-stops>
          <style:tab-stop style:position="2.798cm"/>
        </style:tab-stops>
      </style:paragraph-properties>
    </style:style>
    <style:style style:name="P16" style:family="paragraph" style:parent-style-name="Standard">
      <style:paragraph-properties fo:line-height="0.61cm">
        <style:tab-stops>
          <style:tab-stop style:position="2.798cm"/>
        </style:tab-stops>
      </style:paragraph-properties>
    </style:style>
    <style:style style:name="P17" style:family="paragraph" style:parent-style-name="Standard">
      <style:paragraph-properties fo:line-height="0.446cm"/>
      <style:text-properties fo:color="#959595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line-height="0.658cm"/>
      <style:text-properties fo:color="#959595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line-height="0.376cm" fo:break-before="column"/>
      <style:text-properties fo:color="#000000" fo:font-size="9pt" style:font-size-asian="9pt" style:font-size-complex="9pt"/>
    </style:style>
    <style:style style:name="P20" style:family="paragraph" style:parent-style-name="Standard">
      <style:paragraph-properties fo:line-height="0.799cm" fo:break-before="column"/>
      <style:text-properties fo:color="#000000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0.376cm" fo:break-before="column"/>
      <style:text-properties fo:color="#000000" style:font-name="helvetica" fo:font-size="9pt" style:font-name-asian="helvetica" style:font-size-asian="9pt" style:font-name-complex="helvetica" style:font-size-complex="9pt"/>
    </style:style>
    <style:style style:name="P22" style:family="paragraph" style:parent-style-name="Standard">
      <style:paragraph-properties fo:line-height="0.305cm" fo:break-before="column"/>
      <style:text-properties fo:color="#959595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1.199cm" fo:margin-right="0cm" fo:line-height="0.376cm" fo:text-indent="0cm" style:auto-text-indent="false" fo:break-before="column"/>
      <style:text-properties fo:color="#000000" fo:font-size="9pt" style:font-size-asian="9pt" style:font-size-complex="9pt"/>
    </style:style>
    <style:style style:name="P24" style:family="paragraph" style:parent-style-name="Standard">
      <style:paragraph-properties fo:margin-left="1.199cm" fo:margin-right="0cm" fo:line-height="1.129cm" fo:text-indent="0cm" style:auto-text-indent="false"/>
      <style:text-properties fo:color="#000000" fo:font-size="26pt" fo:font-weight="bold" style:font-size-asian="26pt" style:font-weight-asian="bold" style:font-size-complex="26pt" style:font-weight-complex="bold"/>
    </style:style>
    <style:style style:name="P25" style:family="paragraph" style:parent-style-name="Standard">
      <style:paragraph-properties fo:margin-left="1.482cm" fo:margin-right="0cm" fo:line-height="0.587cm" fo:text-indent="0cm" style:auto-text-indent="false">
        <style:tab-stops>
          <style:tab-stop style:position="1.316cm"/>
        </style:tab-stops>
      </style:paragraph-properties>
    </style:style>
    <style:style style:name="P26" style:family="paragraph" style:parent-style-name="Standard">
      <style:paragraph-properties fo:margin-left="0.399cm" fo:margin-right="0cm" fo:line-height="0.61cm" fo:text-indent="0cm" style:auto-text-indent="false">
        <style:tab-stops>
          <style:tab-stop style:position="2.399cm"/>
        </style:tab-stops>
      </style:paragraph-properties>
    </style:style>
    <style:style style:name="P27" style:family="paragraph" style:parent-style-name="Standard">
      <style:paragraph-properties fo:margin-left="0.399cm" fo:margin-right="0cm" fo:line-height="0.376cm" fo:text-indent="0cm" style:auto-text-indent="false"/>
      <style:text-properties fo:color="#000000" fo:font-size="9pt" style:font-size-asian="9pt" style:font-size-complex="9pt"/>
    </style:style>
    <style:style style:name="P28" style:family="paragraph" style:parent-style-name="Standard">
      <style:paragraph-properties fo:margin-left="0.399cm" fo:margin-right="0cm" fo:line-height="0.587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29" style:family="paragraph" style:parent-style-name="Standard">
      <style:paragraph-properties fo:margin-left="0.212cm" fo:margin-right="0cm" fo:line-height="0.587cm" fo:text-indent="0cm" style:auto-text-indent="false">
        <style:tab-stops>
          <style:tab-stop style:position="2.586cm"/>
        </style:tab-stops>
      </style:paragraph-properties>
    </style:style>
    <style:style style:name="P30" style:family="paragraph" style:parent-style-name="Standard">
      <style:paragraph-properties fo:margin-left="1.034cm" fo:margin-right="0cm" fo:line-height="0.61cm" fo:text-indent="0cm" style:auto-text-indent="false">
        <style:tab-stops>
          <style:tab-stop style:position="1.764cm"/>
        </style:tab-stops>
      </style:paragraph-properties>
    </style:style>
    <style:style style:name="P31" style:family="paragraph" style:parent-style-name="Standard">
      <style:paragraph-properties fo:margin-left="1.222cm" fo:margin-right="0cm" fo:line-height="0.587cm" fo:text-indent="0cm" style:auto-text-indent="false">
        <style:tab-stops>
          <style:tab-stop style:position="1.575cm"/>
        </style:tab-stops>
      </style:paragraph-properties>
    </style:style>
    <style:style style:name="P32" style:family="paragraph" style:parent-style-name="Standard">
      <style:paragraph-properties fo:margin-left="0.423cm" fo:margin-right="0cm" fo:line-height="0.61cm" fo:text-indent="0cm" style:auto-text-indent="false">
        <style:tab-stops>
          <style:tab-stop style:position="2.374cm"/>
        </style:tab-stops>
      </style:paragraph-properties>
    </style:style>
    <style:style style:name="P33" style:family="paragraph" style:parent-style-name="Standard">
      <style:paragraph-properties fo:margin-left="0.187cm" fo:margin-right="0cm" fo:line-height="0.376cm" fo:text-indent="0cm" style:auto-text-indent="false"/>
      <style:text-properties fo:color="#000000" fo:font-size="9pt" style:font-size-asian="9pt" style:font-size-complex="9pt"/>
    </style:style>
    <style:style style:name="P34" style:family="paragraph" style:parent-style-name="Standard">
      <style:paragraph-properties fo:margin-left="0.187cm" fo:margin-right="0cm" fo:line-height="0.564cm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0.187cm" fo:margin-right="0cm" fo:line-height="0.799cm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.187cm" fo:margin-right="0cm" fo:line-height="0.446cm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0.187cm" fo:margin-right="0cm" fo:line-height="0.494cm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.187cm" fo:margin-right="0cm" fo:line-height="0.564cm" fo:text-indent="0cm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.187cm" fo:margin-right="0cm" fo:line-height="0.587cm" fo:text-indent="0cm" style:auto-text-indent="false"/>
      <style:text-properties fo:color="#000000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3.387cm" fo:margin-right="0cm" fo:line-height="0.494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41" style:family="paragraph" style:parent-style-name="Standard">
      <style:paragraph-properties fo:margin-left="3.387cm" fo:margin-right="0cm" fo:line-height="0.517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42" style:family="paragraph" style:parent-style-name="Standard">
      <style:paragraph-properties fo:margin-left="2.092cm" fo:margin-right="0cm" fo:line-height="0.517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43" style:family="paragraph" style:parent-style-name="Standard">
      <style:paragraph-properties fo:margin-left="2.092cm" fo:margin-right="0cm" fo:line-height="0.517cm" fo:text-indent="0cm" style:auto-text-indent="false">
        <style:tab-stops>
          <style:tab-stop style:position="1.296cm"/>
        </style:tab-stops>
      </style:paragraph-properties>
      <style:text-properties fo:color="#000000" style:font-name="helvetica" fo:font-size="10pt" style:font-name-asian="helvetica" style:font-size-asian="10pt" style:font-name-complex="helvetica" style:font-size-complex="10pt"/>
    </style:style>
    <style:style style:name="P44" style:family="paragraph" style:parent-style-name="Standard">
      <style:paragraph-properties fo:margin-left="2.092cm" fo:margin-right="0cm" fo:line-height="0.494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45" style:family="paragraph" style:parent-style-name="Standard">
      <style:paragraph-properties fo:margin-left="1.293cm" fo:margin-right="0cm" fo:line-height="0.517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46" style:family="paragraph" style:parent-style-name="Standard">
      <style:paragraph-properties fo:margin-left="2.586cm" fo:margin-right="0cm" fo:line-height="0.376cm" fo:text-align="start" style:justify-single-word="false" fo:text-indent="0cm" style:auto-text-indent="false" fo:break-before="column"/>
      <style:text-properties fo:color="#000000" fo:font-size="9pt" style:font-size-asian="9pt" style:font-size-complex="9pt"/>
    </style:style>
    <style:style style:name="P47" style:family="paragraph" style:parent-style-name="Standard">
      <style:paragraph-properties fo:margin-left="2.586cm" fo:margin-right="0cm" fo:line-height="0.376cm" fo:text-align="start" style:justify-single-word="false" fo:text-indent="0cm" style:auto-text-indent="false"/>
      <style:text-properties fo:color="#000000" fo:font-size="9pt" style:font-size-asian="9pt" style:font-size-complex="9pt"/>
    </style:style>
    <style:style style:name="P48" style:family="paragraph" style:parent-style-name="Standard">
      <style:paragraph-properties fo:margin-left="2.586cm" fo:margin-right="0cm" fo:line-height="0.423cm" fo:text-align="start" style:justify-single-word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left="2.586cm" fo:margin-right="0cm" fo:line-height="0.799cm" fo:text-align="start" style:justify-single-word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left="2.586cm" fo:margin-right="0cm" fo:line-height="0.517cm" fo:text-align="start" style:justify-single-word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left="0.893cm" fo:margin-right="0cm" fo:line-height="0.706cm" fo:text-align="start" style:justify-single-word="false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52" style:family="paragraph" style:parent-style-name="Standard">
      <style:paragraph-properties fo:margin-left="0.893cm" fo:margin-right="0cm" fo:line-height="0.681cm" fo:text-align="start" style:justify-single-word="false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53" style:family="paragraph" style:parent-style-name="Standard">
      <style:paragraph-properties fo:margin-left="0cm" fo:margin-right="0cm" fo:line-height="0.494cm" fo:text-indent="0cm" style:auto-text-indent="false"/>
      <style:text-properties fo:color="#000000" style:font-name="helvetica" fo:font-size="10pt" style:font-name-asian="helvetica" style:font-size-asian="10pt" style:font-name-complex="helvetica" style:font-size-complex="10pt"/>
    </style:style>
    <style:style style:name="P54" style:family="paragraph" style:parent-style-name="Standard">
      <style:paragraph-properties fo:margin-left="3.221cm" fo:margin-right="0cm" fo:line-height="0.706cm" fo:text-indent="0cm" style:auto-text-indent="false">
        <style:tab-stops/>
      </style:paragraph-properties>
      <style:text-properties fo:color="#000000" style:font-name="helvetica" fo:font-size="10pt" style:font-name-asian="helvetica" style:font-size-asian="10pt" style:font-name-complex="helvetica" style:font-size-complex="10pt"/>
    </style:style>
    <style:style style:name="P55" style:family="paragraph" style:parent-style-name="Standard" style:master-page-name="Standard">
      <style:paragraph-properties fo:line-height="0.376cm" style:page-number="auto"/>
      <style:text-properties fo:color="#000000" fo:font-size="9pt" style:font-size-asian="9pt" style:font-size-complex="9pt"/>
    </style:style>
    <style:style style:name="P56" style:family="paragraph" style:parent-style-name="Standard" style:master-page-name="Konwertuj_20_1">
      <style:paragraph-properties fo:line-height="0.61cm" style:page-number="auto"/>
      <style:text-properties fo:color="#000000" fo:font-size="11pt" fo:font-weight="bol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2.586cm" fo:margin-right="0cm" fo:line-height="0.376cm" fo:text-align="start" style:justify-single-word="false" fo:text-indent="0cm" style:auto-text-indent="false"/>
      <style:text-properties fo:color="#000000" fo:font-size="9pt" style:font-size-asian="9pt" style:font-size-complex="9pt"/>
    </style:style>
    <style:style style:name="P58" style:family="paragraph" style:parent-style-name="Standard">
      <style:paragraph-properties fo:margin-left="2.586cm" fo:margin-right="0cm" fo:line-height="0.376cm" fo:text-align="start" style:justify-single-word="false" fo:text-indent="0cm" style:auto-text-indent="false"/>
      <style:text-properties fo:color="#000000" fo:font-size="11pt" style:font-size-asian="11pt" style:font-size-complex="11pt"/>
    </style:style>
    <style:style style:name="P59" style:family="paragraph" style:parent-style-name="Standard">
      <style:paragraph-properties fo:margin-left="2.586cm" fo:margin-right="0cm" fo:line-height="0.376cm" fo:text-align="start" style:justify-single-word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60" style:family="paragraph" style:parent-style-name="Standard">
      <style:paragraph-properties fo:margin-left="0.187cm" fo:margin-right="0cm" fo:line-height="0.376cm" fo:text-indent="0cm" style:auto-text-indent="false"/>
      <style:text-properties fo:color="#000000" fo:font-size="9pt" style:font-size-asian="9pt" style:font-size-complex="9pt"/>
    </style:style>
    <style:style style:name="P61" style:family="paragraph" style:parent-style-name="Standard">
      <style:paragraph-properties fo:margin-left="0.187cm" fo:margin-right="0cm" fo:line-height="0.376cm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P62" style:family="paragraph" style:parent-style-name="Standard">
      <style:paragraph-properties fo:margin-left="0.187cm" fo:margin-right="0cm" fo:line-height="0.376cm" fo:text-align="center" style:justify-single-word="false" fo:text-indent="0cm" style:auto-text-indent="false"/>
      <style:text-properties fo:color="#000000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helvetica" fo:font-size="10pt" style:font-name-asian="helvetica" style:font-size-asian="10pt" style:font-name-complex="helvetica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63"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style:writing-mode="lr-tb" style:editable="false">
        <style:columns fo:column-count="3">
          <style:column style:rel-width="2666*" fo:start-indent="0cm" fo:end-indent="0cm"/>
          <style:column style:rel-width="7053*" fo:start-indent="0cm" fo:end-indent="0cm"/>
          <style:column style:rel-width="1413*" fo:start-indent="0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3120*" fo:start-indent="0cm" fo:end-indent="0cm"/>
          <style:column style:rel-width="8013*" fo:start-indent="0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1" fo:column-gap="0cm"/>
      </style:section-properties>
    </style:style>
    <style:style style:name="Sect4" style:family="section">
      <style:section-properties style:writing-mode="lr-tb" style:editable="false">
        <style:columns fo:column-count="3">
          <style:column style:rel-width="1186*" fo:start-indent="0cm" fo:end-indent="0cm"/>
          <style:column style:rel-width="8346*" fo:start-indent="0cm" fo:end-indent="0cm"/>
          <style:column style:rel-width="1600*" fo:start-indent="0cm" fo:end-indent="0cm"/>
        </style:columns>
      </style:section-properties>
    </style:style>
    <style:style style:name="Sect5" style:family="section">
      <style:section-properties style:writing-mode="lr-tb" style:editable="false">
        <style:columns fo:column-count="2">
          <style:column style:rel-width="1653*" fo:start-indent="0cm" fo:end-indent="0cm"/>
          <style:column style:rel-width="9480*" fo:start-indent="0cm" fo:end-indent="0cm"/>
        </style:columns>
      </style:section-properties>
    </style:style>
    <style:style style:name="Sect6" style:family="section">
      <style:section-properties text:dont-balance-text-columns="true" style:writing-mode="lr-tb" style:editable="false">
        <style:columns fo:column-count="2">
          <style:column style:rel-width="9533*" fo:start-indent="0cm" fo:end-indent="0cm"/>
          <style:column style:rel-width="1600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kcja1">
        <text:p text:style-name="P55"/>
        <text:p text:style-name="P1"/>
        <text:p text:style-name="P1"/>
        <text:p text:style-name="P1"/>
        <text:p text:style-name="P1"/>
        <text:p text:style-name="P1"/>
        <text:p text:style-name="P2"><text:s/>Dane personalne:</text:p>
        <text:p text:style-name="P23"/>
        <text:p text:style-name="P24">Curriculum Vitae</text:p>
        <text:p text:style-name="P1"/>
        <text:p text:style-name="P1"/>
        <text:p text:style-name="P1"/>
        <text:p text:style-name="P1"/>
        <text:p text:style-name="P1"/>
        <text:p text:style-name="P15"><text:span text:style-name="T1">Imię i nazwisko:<text:tab/></text:span><text:span text:style-name="T2">Jakub Olszak</text:span></text:p>
        <text:p text:style-name="P16"><text:span text:style-name="T1">Data urodzenia:<text:tab/></text:span><text:span text:style-name="T2">28.09.1984</text:span></text:p>
        <text:p text:style-name="P25"><text:span text:style-name="T1">Adres:<text:tab/></text:span><text:span text:style-name="T2">Wyspiańskiego 3/14</text:span></text:p>
        <text:p text:style-name="P26"><text:span text:style-name="T1">Miejscowość:<text:tab/></text:span><text:span text:style-name="T2">97-300 Piotrków Trybunalski</text:span></text:p>
        <text:p text:style-name="P29"><text:span text:style-name="T1">Województwo:<text:tab/></text:span><text:span text:style-name="T2">łódzkie</text:span></text:p>
        <text:p text:style-name="P30"><text:span text:style-name="T1">Państwo:<text:tab/></text:span><text:span text:style-name="T2">Polska</text:span></text:p>
        <text:p text:style-name="P31"><text:span text:style-name="T1">Telefon:<text:tab/></text:span><text:span text:style-name="T2">664983020</text:span></text:p>
        <text:p text:style-name="P32"><text:span text:style-name="T1">Adres e-mail:<text:tab/></text:span><text:a xlink:type="simple" xlink:href="mailto:jakubolszak@vp.pl"><text:span text:style-name="T3">jakubolszak@vp.pl</text:span></text:a></text:p>
        <text:p text:style-name="P22"/>
      </text:section>
      <text:section text:style-name="Sect2" text:name="Sekcja2">
        <text:p text:style-name="P1"/>
        <text:p text:style-name="P3"><text:s/>Doświadczenie zawodowe:</text:p>
        <text:p text:style-name="P33"/>
        <text:p text:style-name="P34">12.2008 - 06.2009</text:p>
        <text:p text:style-name="P19"/>
        <text:p text:style-name="P1"/>
        <text:p text:style-name="P1"/>
        <text:p text:style-name="P1"/>
        <text:p text:style-name="P4">Uniwersytet Humanistyczno- Przyrodniczy Jana Kochanowskiego w</text:p>
        <text:p text:style-name="P5">Kielcach Filia w Piotrkowie Trybunalskim</text:p>
      </text:section>
      <text:section text:style-name="Sect3" text:name="Sekcja3">
        <text:p text:style-name="P40">Stanowisko: lektor</text:p>
        <text:p text:style-name="P42"><text:s text:c="13"/>Zakres obowiązków: nauczanie języka angielskiego - dorośli (studenci)</text:p>
      </text:section>
      <text:section text:style-name="Sect2" text:name="Sekcja4">
        <text:p text:style-name="P35">09.2007 - 08.2009</text:p>
        <text:p text:style-name="P20">Gimnazjum im. Kardynała Stefana Wyszyńskiego w Wodzinie</text:p>
        <text:p text:style-name="P5">Prywatnym</text:p>
      </text:section>
      <text:section text:style-name="Sect3" text:name="Sekcja5">
        <text:p text:style-name="P40">Stanowisko: nauczyciel</text:p>
        <text:p text:style-name="P44"><text:tab/>Zakres obowiązków: nauczanie języka angielskiego - gimnazjum</text:p>
      </text:section>
      <text:section text:style-name="Sect2" text:name="Sekcja6">
        <text:p text:style-name="P35">09.2007 – 08.2012</text:p>
        <text:p text:style-name="P20">Zespół Szkół w Srocku</text:p>
      </text:section>
      <text:section text:style-name="Sect3" text:name="Sekcja7">
        <text:p text:style-name="P40">Stanowisko: nauczyciel</text:p>
        <text:p text:style-name="P44"><text:tab/>Zakres obowiązków: nauczanie języka angielskiego - zerówka + szkoła podstawowa</text:p>
      </text:section>
      <text:section text:style-name="Sect2" text:name="Sekcja8">
        <text:p text:style-name="P33"/>
        <text:p text:style-name="P36">09.2007 - 06.2008</text:p>
        <text:p text:style-name="P19"/>
        <text:p text:style-name="P6">Uzupełniające Zaoczne Prywatne Liceum Ogólnokształcące dla</text:p>
        <text:p text:style-name="P5">Dorosłych w Skrzyńsku</text:p>
      </text:section>
      <text:section text:style-name="Sect3" text:name="Sekcja9">
        <text:p text:style-name="P41">Stanowisko: nauczyciel</text:p>
        <text:p text:style-name="P44"><text:tab/>Zakres obowiązków: nauczanie języka angielskiego - dorośli</text:p>
      </text:section>
      <text:section text:style-name="Sect2" text:name="Sekcja10">
        <text:p text:style-name="P35">09.2007 - 06.2008</text:p>
        <text:p text:style-name="P20">Zaoczne Prywatne Liceum Ogólnokształcące dla Dorosłych w</text:p>
        <text:p text:style-name="P5">Skrzyńsku</text:p>
      </text:section>
      <text:section text:style-name="Sect3" text:name="Sekcja11">
        <text:p text:style-name="P54"><text:s text:c="2"/>Branża firmy: Nauka i edukacja</text:p>
        <text:p text:style-name="P53"><text:tab/><text:tab/> <text:s text:c="8"/>Stanowisko: nauczyciel</text:p>
        <text:p text:style-name="P43"><text:s text:c="13"/>Zakres obowiązków: nauczanie języka angielskiego - dorośli</text:p>
      </text:section>
      <text:section text:style-name="Sect2" text:name="Sekcja12">
        <text:p text:style-name="P35">02.2007 - 08.2007</text:p>
        <text:p text:style-name="P20">Publiczne Gimnazjum w Dąbrowie n. Czarną <text:s text:c="3"/></text:p>
      </text:section>
      <text:section text:style-name="Sect4" text:name="Sekcja13">
        <text:p text:style-name="P1"/>
        <text:p text:style-name="P1"/>
        <text:p text:style-name="P1"/>
        <text:p text:style-name="P1"><text:tab/></text:p>
        <text:p text:style-name="P1"/>
        <text:p text:style-name="P1"/>
        <text:p text:style-name="P11"/>
        <text:p text:style-name="P45">Stanowisko: nauczyciel</text:p>
        <text:p text:style-name="P8"><text:tab/>Zakres obowiązków: nauczanie języka angielskiego - gimnazjum</text:p>
        <text:p text:style-name="P21"/>
        <text:p text:style-name="P13"/>
        <text:p text:style-name="P13"/>
        <text:p text:style-name="P13"/>
        <text:p text:style-name="P13"/>
        <text:p text:style-name="P13"/>
        <text:p text:style-name="P18"/>
      </text:section>
      <text:section text:style-name="Sect3" text:name="Sekcja14">
        <text:p text:style-name="Standard"/>
      </text:section>
      <text:section text:style-name="Sect5" text:name="Sekcja15">
        <text:p text:style-name="P56"><text:s/>Wykształcenie:</text:p>
        <text:p text:style-name="P33"/>
        <text:p text:style-name="P62">październik 2012 </text:p>
        <text:p text:style-name="P61"/>
        <text:p text:style-name="P61"/>
        <text:p text:style-name="P61"/>
        <text:p text:style-name="P61">2011 - 2012</text:p>
        <text:p text:style-name="P33"/>
        <text:p text:style-name="P33"/>
        <text:p text:style-name="P34">2006 - 2008</text:p>
        <text:p text:style-name="P33"/>
        <text:p text:style-name="P33"/>
        <text:p text:style-name="P33"/>
        <text:p text:style-name="P33"/>
        <text:p text:style-name="P37">2003 - 2006</text:p>
        <text:p text:style-name="P46"/>
        <text:p text:style-name="P47"/>
        <text:p text:style-name="P59"/>
        <text:p text:style-name="P59">Społeczna Akademia Nauk w Łodzi</text:p>
        <text:p text:style-name="P58">Kierunek: Informatyka</text:p>
        <text:p text:style-name="P59"/>
        <text:p text:style-name="P59"/>
        <text:p text:style-name="P59">Politechnika Łódzka </text:p>
        <text:p text:style-name="P58">Kierunek: Informatyka</text:p>
        <text:p text:style-name="P47"/>
        <text:p text:style-name="P47"/>
        <text:p text:style-name="P48">Społeczna Wyższa Szkoła Przedsiębiorczości i Zarządzania w Łodzi</text:p>
        <text:p text:style-name="P51"><text:tab/>Kierunek: Filologia angielska</text:p>
        <text:p text:style-name="P9"><text:tab/> <text:s text:c="8"/>Uzyskany tytuł: magister</text:p>
        <text:p text:style-name="P49">Akademia Świętokrzyska im. Jana Kochanowskiego w Kielcach Filia w</text:p>
        <text:p text:style-name="P50">Piotrkowie Trybunalskim</text:p>
        <text:p text:style-name="P52"><text:tab/>Kierunek: Filologia angielska</text:p>
        <text:p text:style-name="P12"><text:tab/> <text:s text:c="8"/>Uzyskany tytuł: licencjat</text:p>
      </text:section>
      <text:section text:style-name="Sect2" text:name="Sekcja16">
        <text:p text:style-name="P1"/>
        <text:p text:style-name="P3"><text:s/>Znajomość języków:</text:p>
        <text:p text:style-name="P33"/>
        <text:p text:style-name="P38">angielski</text:p>
        <text:p text:style-name="P39">niemiecki</text:p>
        <text:p text:style-name="P1"/>
        <text:p text:style-name="P3"><text:s/>Umiejętności / kursy:</text:p>
        <text:p text:style-name="P19"/>
        <text:p text:style-name="P1"/>
        <text:p text:style-name="P1"/>
        <text:p text:style-name="P1"/>
        <text:p text:style-name="P10">Biegła</text:p>
        <text:p text:style-name="P10">Podstawowa</text:p>
      </text:section>
      <text:section text:style-name="Sect3" text:name="Sekcja17">
        <text:p text:style-name="P33"/>
        <text:p text:style-name="P39">Znajomość obsługi komputera: Windows, <text:s/>MS Office, Internet</text:p>
        <text:p text:style-name="P1"/>
        <text:p text:style-name="P1"/>
        <text:p text:style-name="P1"/>
        <text:p text:style-name="P7"><text:s/>Zainteresowania / inne:</text:p>
        <text:p text:style-name="P27"/>
        <text:p text:style-name="P28">literatura obcojęzyczna, psychologia, sztuki walki</text:p>
        <text:p text:style-name="P13"/>
        <text:p text:style-name="P13"/>
        <text:p text:style-name="P13"/>
        <text:p text:style-name="P13"/>
        <text:p text:style-name="P13"/>
        <text:p text:style-name="P14">Wyrażam zgodę na przetwarzanie moich danych osobowych, dla potrzeb niezbędnych dla realizacji procesu rekrutacji (zgodnie z ustawą z dn.</text:p>
        <text:p text:style-name="P14">29.08.1997 o ochronie danych osobowych Dz. U Nr 133 poz. 883)</text:p>
      </text:section>
      <text:section text:style-name="Sect6" text:name="Sekcja18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7"/>
        <text:p text:style-name="P19"><text:soft-page-break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pl" fo:country="PL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78cm" fo:page-height="29.679cm" style:num-format="1" style:print-orientation="portrait" fo:margin-top="0.706cm" fo:margin-bottom="0.305cm" fo:margin-left="1.104cm" fo:margin-right="0.23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78cm" fo:page-height="29.679cm" style:num-format="1" style:print-orientation="portrait" fo:margin-top="1.175cm" fo:margin-bottom="0.305cm" fo:margin-left="1.104cm" fo:margin-right="0.23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Konwertuj_20_1" style:display-name="Konwertuj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ca.pl</meta:initial-creator>
    <dc:subject>CV</dc:subject>
    <dc:date>2012-08-23T09:27:00.99</dc:date>
    <meta:generator>OpenOffice.org/3.3$Win32 OpenOffice.org_project/330m20$Build-9567</meta:generator>
    <meta:editing-duration>PT18M54S</meta:editing-duration>
    <meta:editing-cycles>6</meta:editing-cycles>
    <meta:document-statistic meta:table-count="0" meta:image-count="0" meta:object-count="0" meta:page-count="3" meta:paragraph-count="68" meta:word-count="265" meta:character-count="2165"/>
  </office:meta>
</office:document-meta>
</file>